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700d5" officeooo:paragraph-rsid="000700d5"/>
    </style:style>
    <style:style style:name="P2" style:family="paragraph" style:parent-style-name="Standard">
      <style:paragraph-properties fo:text-align="center" style:justify-single-word="false"/>
      <style:text-properties fo:font-size="26pt" officeooo:rsid="000700d5" officeooo:paragraph-rsid="000700d5" style:font-size-asian="26pt" style:font-size-complex="26pt"/>
    </style:style>
    <style:style style:name="P3" style:family="paragraph" style:parent-style-name="Standard">
      <style:text-properties fo:font-size="14pt" fo:font-weight="bold" officeooo:rsid="000700d5" officeooo:paragraph-rsid="000700d5" style:font-size-asian="14pt" style:font-weight-asian="bold" style:font-size-complex="14pt" style:font-weight-complex="bold"/>
    </style:style>
    <style:style style:name="P4" style:family="paragraph" style:parent-style-name="Standard">
      <style:text-properties fo:font-size="14pt" fo:font-weight="bold" officeooo:rsid="000d632b" officeooo:paragraph-rsid="000d632b"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0d632b" officeooo:paragraph-rsid="000d632b" style:font-size-asian="14pt" style:font-weight-asian="bold" style:font-size-complex="14pt" style:font-weight-complex="bold"/>
    </style:style>
    <style:style style:name="P6" style:family="paragraph" style:parent-style-name="Standard">
      <style:text-properties officeooo:rsid="00095da8" officeooo:paragraph-rsid="00095da8"/>
    </style:style>
    <style:style style:name="P7" style:family="paragraph" style:parent-style-name="Standard">
      <style:text-properties fo:font-size="12pt" fo:font-weight="bold" officeooo:rsid="00095da8" officeooo:paragraph-rsid="00095da8" style:font-size-asian="12pt" style:font-weight-asian="bold" style:font-size-complex="12pt" style:font-weight-complex="bold"/>
    </style:style>
    <style:style style:name="P8" style:family="paragraph" style:parent-style-name="Standard">
      <style:text-properties officeooo:rsid="000b05c9" officeooo:paragraph-rsid="000b05c9"/>
    </style:style>
    <style:style style:name="P9" style:family="paragraph" style:parent-style-name="Standard">
      <style:text-properties officeooo:rsid="000c3a63" officeooo:paragraph-rsid="000c3a63"/>
    </style:style>
    <style:style style:name="P10" style:family="paragraph" style:parent-style-name="Standard" style:list-style-name="L1">
      <style:text-properties officeooo:rsid="000c3a63" officeooo:paragraph-rsid="000c3a63"/>
    </style:style>
    <style:style style:name="P11" style:family="paragraph" style:parent-style-name="Standard" style:list-style-name="L1">
      <style:text-properties officeooo:paragraph-rsid="000c3a63"/>
    </style:style>
    <style:style style:name="P12" style:family="paragraph" style:parent-style-name="Standard">
      <style:text-properties officeooo:rsid="000d632b" officeooo:paragraph-rsid="000d632b"/>
    </style:style>
    <style:style style:name="T1" style:family="text">
      <style:text-properties fo:font-weight="bold" style:font-weight-asian="bold" style:font-weight-complex="bold"/>
    </style:style>
    <style:style style:name="T2" style:family="text">
      <style:text-properties officeooo:rsid="0007d6ba"/>
    </style:style>
    <style:style style:name="T3" style:family="text">
      <style:text-properties officeooo:rsid="00095da8"/>
    </style:style>
    <style:style style:name="T4" style:family="text">
      <style:text-properties officeooo:rsid="000b05c9"/>
    </style:style>
    <style:style style:name="T5" style:family="text">
      <style:text-properties officeooo:rsid="000c3a63"/>
    </style:style>
    <style:style style:name="T6" style:family="text">
      <style:text-properties officeooo:rsid="000d632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PECIFICACIÓN </text:p>
      <text:p text:style-name="P2">DE </text:p>
      <text:p text:style-name="P2">REQUERIMIENTOS </text:p>
      <text:p text:style-name="P2"/>
      <text:p text:style-name="P2">Ingeniería del Software I </text:p>
      <text:p text:style-name="P2"/>
      <text:p text:style-name="P2">Ferrero German, Ferri Federico, Haag Karen, Reyes Martín</text:p>
      <text:p text:style-name="P2"/>
      <text:p text:style-name="P2"/>
      <text:p text:style-name="P2"><text:s/></text:p>
      <text:p text:style-name="P2">Universidad Nacional de Córdoba</text:p>
      <text:p text:style-name="P2">FaMAF </text:p>
      <text:p text:style-name="P2">Año 2014</text:p>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CONTENIDO </text:p>
      <text:p text:style-name="P1">1. INTRODUCCIÓN </text:p>
      <text:p text:style-name="P1">1.1. PROPÓSITO DEL DOCUMENTO DE REQUERIMIENTOS </text:p>
      <text:p text:style-name="P1">1.2. ALCANCE DEL PRODUCTO </text:p>
      <text:p text:style-name="P1">1.3. DEFINICIONES, ACRÓNIMOS Y ABREVIATURAS </text:p>
      <text:p text:style-name="P1">1.4. REFERENCIAS </text:p>
      <text:p text:style-name="P1">1.5. DESCRIPCIÓN DEL RESTO DEL DOCUMENTO </text:p>
      <text:p text:style-name="P1">2. DESCRIPCIÓN GENERAL </text:p>
      <text:p text:style-name="P1">2.1. PERSPECTIVA DEL PRODUCTO </text:p>
      <text:p text:style-name="P1">2.2. FUNCIONES DEL PRODUCTO </text:p>
      <text:p text:style-name="P1">2.3. CARACTERÍSTICAS DEL USUARIO </text:p>
      <text:p text:style-name="P1">2.4. RESTRICCIONES GENERALES </text:p>
      <text:p text:style-name="P1">2.5. SUPOSICIONES Y DEPENDENCIAS  – SACAR_______</text:p>
      <text:p text:style-name="P1">2.6. PRORRATEAR LOS REQUISITOS </text:p>
      <text:p text:style-name="P1">3. REQUERIMIENTOS ESPECÍFICOS <text:s/>– MODIFICAR______ </text:p>
      <text:p text:style-name="P1">3.1. REVISIÓN HISTÓRICA</text:p>
      <text:p text:style-name="P1">3.2. REQUERIMIENTOS FUNCIONA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3">1. INTRODUCCIÓN </text:p>
      <text:p text:style-name="P1"/>
      <text:p text:style-name="P1"><text:span text:style-name="T1">1.1 PROPÓSITO</text:span></text:p>
      <text:p text:style-name="P1"/>
      <text:p text:style-name="P1"><text:s text:c="3"/>Una parte importante en el proceso de desarrollo de software es el análisis y la especificación de los requisitos del software, dentro del cuál se permite entender de una mejor manera las especificaciones deseadas por el cliente. Se pueden identificar los objetivos de la aplicación, el alcance y usuarios de la misma.</text:p>
      <text:p text:style-name="P1"/>
      <text:p text:style-name="P1"><text:s text:c="3"/>Este documento pretende dejar en claro las descripciones preeliminares de la aplicación <text:span text:style-name="T2">web</text:span> “<text:span text:style-name="T2">TRUCO</text:span>”, dejando responsabilidad tanto al grupo de desarrolladores como al cliente, que la aplicación mantendra las carácteristicas acordadas con el cliente previamente.</text:p>
      <text:p text:style-name="P1"><text:span text:style-name="T2"><text:s text:c="3"/>“TRUCO” se caracterizará por ser una aplicación de juego a través de internet para dos personas, basado en el famoso juego popular.</text:span></text:p>
      <text:p text:style-name="P1"/>
      <text:p text:style-name="P1"/>
      <text:p text:style-name="P1"><text:span text:style-name="T1">1.2 ALCANCE DEL PRODUCTO</text:span> </text:p>
      <text:p text:style-name="P1"/>
      <text:p text:style-name="P1"><text:s text:c="3"/><text:span text:style-name="T3">La aplicación está diseñada para poder ser utilizada por usuarios con conectividad a internet, donde se enfrentarán en partidas “uno contra uno”, de manera aleatoria con los contrincantes que se encuentren en la situación de estar en espera para poder jugar.</text:span></text:p>
      <text:p text:style-name="P1"/>
      <text:p text:style-name="P1"/>
      <text:p text:style-name="P1"/>
      <text:p text:style-name="P7">1.3 DEFINICIONES, ACRÓNIMOS Y ABREVIATURAS</text:p>
      <text:p text:style-name="P6"/>
      <text:p text:style-name="P6">USUARIO: persona que utilizará la aplicación.</text:p>
      <text:p text:style-name="P6">CUADRO DE DIÁLOGO: herramienta utilizada por dos usuarios jugando una misma partida, dentro de la cuál pueden comunicarse a través de <text:span text:style-name="T4">mensajes de texto.</text:span></text:p>
      <text:p text:style-name="P8">CANTAR (CANTO): sinónimo de la acción de señalar que se ha dicho algo.</text:p>
      <text:p text:style-name="P8">PUNTOS OBJETIVO: meta a alcanzar por los jugadores para poder ganar el juego.</text:p>
      <text:p text:style-name="P8">PARTIDA: juego entre dos personas hasta alcanzar los puntos objetivo.</text:p>
      <text:p text:style-name="P8">REGISTRO DE PARTIDA: historial de la partida en curso, la cuál involucra tanto el historial de puntos ya anotados, puntos a anotar al finalizar la ronda y registro de la ronda actual(cartas de cada jugador, instante dentro de la ronda, cantos realizados)</text:p>
      <text:p text:style-name="P6">GESTION <text:span text:style-name="T4">DE CUENTA</text:span>: procesos de registrar <text:span text:style-name="T4">un usuario o modificar contraseña.</text:span> </text:p>
      <text:p text:style-name="P8">USUARIO EN ESPERA: usuario que ha señalado iniciar una partida, y está esperando para poder ser emparejado con otro usuario en espera, para poder iniciar una partida.</text:p>
      <text:p text:style-name="P8"/>
      <text:p text:style-name="P8"/>
      <text:p text:style-name="P8"/>
      <text:p text:style-name="P8"/>
      <text:p text:style-name="P8"/>
      <text:p text:style-name="P9"><text:soft-page-break/><text:span text:style-name="T1">1.4 REFERENCIAS</text:span></text:p>
      <text:p text:style-name="P9"><text:span text:style-name="T1"/></text:p>
      <text:list xml:id="list5527139017415885501" text:style-name="L1">
        <text:list-item>
          <text:p text:style-name="P11"><text:span text:style-name="T5">Enunciado provisto por la cátedra. (</text:span><text:a xlink:type="simple" xlink:href="http://www.famaf.proed.unc.edu.ar/pluginfile.php/14560/mod_resource/content/1/2014/Proyecto%20Ingeniería%20Truco.pdf"><text:span text:style-name="T5">http://www.famaf.proed.unc.edu.ar/pluginfile.php/14560/mod_resource/content/1/2014/Proyecto%20Ingenier%C3%ADa%20Truco.pdf</text:span></text:a><text:span text:style-name="T5">)</text:span></text:p>
        </text:list-item>
        <text:list-item>
          <text:p text:style-name="P10">Reglas de truco.</text:p>
          <text:list>
            <text:list-item>
              <text:p text:style-name="P10"><text:a xlink:type="simple" xlink:href="http://www.mundomatero.com/truco.html">http://www.mundomatero.com/truco.html</text:a></text:p>
            </text:list-item>
            <text:list-item>
              <text:p text:style-name="P10"><text:a xlink:type="simple" xlink:href="http://www.ludoteka.com/truco.html">http://www.ludoteka.com/truco.html</text:a></text:p>
            </text:list-item>
            <text:list-item>
              <text:p text:style-name="P10"><text:a xlink:type="simple" xlink:href="http://www.juegos.gba.gov.ar/archivos/trash/reglamentos_2012/Reglamentos%20Tecnicos/Adultos%20Mayores/TRUCO.pdf">http://www.juegos.gba.gov.ar/archivos/trash/reglamentos_2012/Reglamentos%20Tecnicos/Adultos%20Mayores/TRUCO.pdf</text:a></text:p>
            </text:list-item>
          </text:list>
        </text:list-item>
      </text:list>
      <text:p text:style-name="P9"/>
      <text:p text:style-name="P9"/>
      <text:p text:style-name="P9"><text:span text:style-name="T1">1.5 VISIÓN GENERAL</text:span></text:p>
      <text:p text:style-name="P9"><text:span text:style-name="T1"/></text:p>
      <text:p text:style-name="P9"><text:s text:c="3"/>En la siguiente sección (sección 2) de este documento se realiza una descripción general del producto de software, presentando sus características generales, sin entrar en demasiados detalles. Dentro de las cuales se <text:span text:style-name="T6">definirán las principales funciones que debe realizar la aplicación, caraterísticas que tiene el usuario, restricciones generales, supuestos y dependencias que afectan al desarroll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2. DESCRIPCIÓN GLOBAL</text:p>
      <text:p text:style-name="P5"/>
      <text:p text:style-name="P12"><text:span text:style-name="T1">2.1 PERSPECTIVA DEL PRODUCTO</text:span>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eta:initial-creator>
    <meta:creation-date>2014-09-01T11:01:42.658615424</meta:creation-date>
    <dc:date>2014-09-01T12:29:43.388723298</dc:date>
    <dc:creator>Martin </dc:creator>
    <meta:editing-duration>PT7M29S</meta:editing-duration>
    <meta:editing-cycles>1</meta:editing-cycles>
    <meta:document-statistic meta:table-count="0" meta:image-count="0" meta:object-count="0" meta:page-count="5" meta:paragraph-count="52" meta:word-count="478" meta:character-count="3544" meta:non-whitespace-character-count="3053"/>
    <meta:generator>LibreOffice/4.1.3.2$Linux_X86_64 LibreOffice_project/410m0$Build-2</meta:generator>
  </office:meta>
</office:document-meta>
</file>